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 IMPOTENCIA ANTE EL LENGUAJE PEDAGOGICO DE LAS COSAS</text:p>
      <text:p text:style-name="Standard"/>
      <text:p text:style-name="Standard">No hay nada que obligue tanto a mirar las cosas como hacer una película. La mirada de un literato sobre un paisaje rural o urbano puede excluir una infinidad de cosas, recortando del conjunto sólo</text:p>
      <text:p text:style-name="Standard">las que le emocionan o le son útiles. La mirada de un realizador cinematográfico sobre ese mismo paisaje, en cambio, no puede dejar de tomar consciencia de todas las cosas que hay en él, casi inventariándolas. En realidad, mientras que para un literato las cosas están destinadas a convertirse en palabras, o sea en símbolos, en la expresión de un realizador cinematográfico las cosas siguen siendo cosas; pues los «signos» del sistema verbal son simbólicos y convencionales, mientras que los «signos» del sistema cinematográfico son precisamente las cosas mismas, en su materialidad y en su realidad. Se convierten, ciertamente, en «signos», pero son «signos» vivientes de sí mismas, por decirlo así. Todo esto forma parte de una ciencia, la semiótica, que tú, Gennariello, debes conocer al menos de nombre y en su significado de divulgación si quieres seguir mis razonamientos; en especial éste, acerca del lenguaje primario de las cosas y acerca de su consiguiente prevaricación pedagógica.</text:p>
      <text:p text:style-name="Standard"/>
      <text:p text:style-name="Standard">Pues bien: si hubiera ido al Yemen como literato, habría vuelto con una idea del Yemen completamente distinta de la que tengo habiendo ido como cineasta. No sé cuál de las dos es más auténtica. Como literato habría vuelto con la idea —exaltante y lírica- de un país fosilizado en una situación histórica medieval: con casas rosaceas altas y estrechas, adornadas con blancos frisos como de una orfebrería rústica, amontonadas en medio de un desierto humeante y tan límpido que hace daño a los ojos; y aquí y allá, vallecitos con aldeas que repiten exactamente la forma arquitectónica de la ciudad, entre dispersos cultivos terraceados, de grano, de cebada, de pequeños viñedos.</text:p>
      <text:p text:style-name="Standard"/>
      <text:p text:style-name="Standard">Como realizador he visto en cambio, en medio de todo esto, la presencia «expresiva», horrible, de la modernidad: una lepra de postes de alumbrado plantados caóticamente; casuchas de cemento y</text:p>
      <text:p text:style-name="Standard">chapa construidas sin sentido donde antes estaban las murallas de la ciudad; edificios públicos en un espantoso estilo árabe moderno, etcétera. Y, naturalmente, mis ojos han debido posarse también en</text:p>
      <text:p text:style-name="Standard">otras cosas, más pequeñas o incluso ínfimas: objetos de plástico, conservas, zapatos y manufacturas de algodón miserable, peras en lata (procedentes de China), pequeñas radios...</text:p>
      <text:p text:style-name="Standard"/>
      <text:p text:style-name="Standard">En una palabra: he visto la coexistencia de dos mundos semánticamente distintos, unidos en un sistema expresivo único y babélico.</text:p>
      <text:p text:style-name="Standard"/>
      <text:p text:style-name="Standard">Naturalmente, el contingente moderno de este sistema lingüístico a mí se me presentaba como aberrante y degradante. Objetivamente lo era, a decir verdad, justamente porque era miserable; manifestaba sin contención o reservas su descarada finalidad especulativa. El Yemen sigue siendo aún un mercado pequeño, o incluso ínfimo, para las industrias occidentales. Por tanto es despreciado y ridiculizado objetivamente. Su destrucción parece natural. Que eso exija una</text:p>
      <text:p text:style-name="Standard">abjuración por parte de los yemenitas les parece completamente natural a los especuladores alemanes e italianos; los yemenitas deben ser enteramente consentidores a propósito de su propio genocidio: un genocidio cultural y físico, aunque no necesariamente mortal como el de los campos de exterminio.</text:p>
      <text:p text:style-name="Standard"/>
      <text:p text:style-name="Standard">Pero volvamos a las cosas. El lenguaje de las cosas nuevas, que en el Yemen —y en mi infancia—- es un balbuceo, para ti, Gennariello, se ha convertido en un discurso articulado, lógico y normal.</text:p>
      <text:p text:style-name="Standard">Incluso aunque algo te separe de ello, al ser tú napolitano.</text:p>
      <text:p text:style-name="Standard"/>
      <text:p text:style-name="Standard">No quiero implicarte en mi pecado estético. La turba de los moralistas quede lejos de ti, con esas acusaciones suyas que les salen «le los testículos, por lo demás repelentes (ciertamente no como los</text:p>
      <text:p text:style-name="Standard">tuyos, de jovencillo, o los míos, que no los confundo con el espíritu prevaricador y vulgar de la <text:soft-page-break/>Ley).</text:p>
      <text:p text:style-name="Standard"/>
      <text:p text:style-name="Standard">Mi esteticismo es inseparable de mi cultura. ¿Por qué privar a mi cultura de un elemento suyo aunque sea espúreo, quizá, y superfluo? Ese elemento completa un todo; y no tengo escrúpulos en decirlo porque <text:s/>precisamente en estos últimos años me he convencido de que la pobreza y el atraso no son en absoluto el peor de los males. A propósito de esto nos habíamos equivocado todos. Las cosas modernas introducidas en el Yemen por el capitalismo, además de haber convertido fisicamente a los yemenitas en payasos, les han hecho también mucho más infelices. El Iman (el rey desterrado) era horrendo, pero el consumismo mareante que lo ha sustituido no lo es menos.</text:p>
      <text:p text:style-name="Standard"/>
      <text:p text:style-name="Standard">Esto me da el derecho a no avergonzarme de mi “sentimiento de lo bello”. Un hombre de cultura, mi querido Geniarello, no puede por menos que ser extremadamente anticipador o extremadamente atrasado (0 quizá las dos cosas a la vez, como en mi caso). Por tanto es a él a quien hay que escuchar: porque en su actualidad, en su hacerse inmediato, o sea en su presente, la realidad únicamente posee el lenguaje de las cosas y no puede ser más que vivida.</text:p>
      <text:p text:style-name="Standard"/>
      <text:p text:style-name="Standard">La cuestión es la siguiente: mi cultura (con sus esteticismos) me dispone en una actitud crítica respecto de las «cosas» modernas entendidas como signos lingüísticos. Tu cultura, en cambio, te hace aceptar esas cosas modernas como naturales, y escuchar su enseñanza como absoluta.</text:p>
      <text:p text:style-name="Standard"/>
      <text:p text:style-name="Standard">Yo podré tratar de descalabrar, o al menos de poner en duda, lo que te enseñan padres, maestros, televisión, diarios y sobre todo los chicos de tu edad. Pero soy completamente impotente contra lo que te han enseñado y te enseñan las cosas. Su lenguaje es inarticulado y absolutamente rígido; por tanto, inarticulado y rígido es el espíritu de tu aprendizaje y el de las opiniones no verbales que a través de ese aprendizaje se han formado en ti. En esto somos dos extraños y nada nos puede acercar.</text:p>
      <text:p text:style-name="Standard"/>
      <text:p text:style-name="Standard">17 de abril de 1975.</text:p>
      <text:p text:style-name="Standard"/>
      <text:p text:style-name="Standard"/>
      <text:p text:style-name="Standard"/>
      <text:p text:style-name="P1">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text:soft-page-break/>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text:soft-page-break/>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text:soft-page-break/>«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text:soft-page-break/>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text:soft-page-break/>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text:soft-page-break/>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text:soft-page-break/>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text:soft-page-break/>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oft-page-break/><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oft-page-break/><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text:soft-page-break/>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text:soft-page-break/>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text:soft-page-break/>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text:soft-page-break/>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text:soft-page-break/></text:p>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text:soft-page-break/>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oft-page-break/><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text:soft-page-break/></text:p>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text:soft-page-break/>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text:soft-page-break/>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text:soft-page-break/></text:p>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text:soft-page-break/>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text:soft-page-break/></text:p>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text:soft-page-break/>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text:soft-page-break/>,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text:soft-page-break/></text:p>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text:soft-page-break/>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text:soft-page-break/>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text:soft-page-break/>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text:soft-page-break/>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text:soft-page-break/></text:p>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text:soft-page-break/>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text:soft-page-break/>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text:soft-page-break/></text:p>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text:soft-page-break/>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text:soft-page-break/>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text:soft-page-break/>«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text:soft-page-break/>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text:soft-page-break/>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text:soft-page-break/>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text:soft-page-break/>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text:soft-page-break/>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text:soft-page-break/>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text:soft-page-break/>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text:soft-page-break/>¡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text:soft-page-break/></text:p>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text:soft-page-break/>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oft-page-break/><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text:soft-page-break/>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text:soft-page-break/>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text:soft-page-break/>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text:soft-page-break/>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text:soft-page-break/>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text:soft-page-break/>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text:soft-page-break/></text:p>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text:soft-page-break/>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text:soft-page-break/>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text:soft-page-break/>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text:soft-page-break/>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text:soft-page-break/>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text:soft-page-break/>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text:soft-page-break/></text:p>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text:soft-page-break/>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text:soft-page-break/>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ext:soft-page-break/>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text:soft-page-break/></text:p>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text:soft-page-break/></text:p>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text:soft-page-break/></text:p>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text:soft-page-break/>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text:soft-page-break/>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text:soft-page-break/></text:p>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text:soft-page-break/>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ext:soft-page-break/>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text:soft-page-break/>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text:soft-page-break/>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ext:soft-page-break/>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text:soft-page-break/>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text:soft-page-break/>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text:soft-page-break/>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text:soft-page-break/></text:p>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text:soft-page-break/>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text:soft-page-break/>’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text:soft-page-break/></text:p>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text:soft-page-break/>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text:soft-page-break/>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text:soft-page-break/>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text:soft-page-break/>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text:soft-page-break/>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text:soft-page-break/>.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text:soft-page-break/>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text:soft-page-break/></text:p>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text:soft-page-break/>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text:soft-page-break/></text:p>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text:soft-page-break/>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text:soft-page-break/>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text:soft-page-break/></text:p>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text:soft-page-break/>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text:soft-page-break/>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text:soft-page-break/>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text:soft-page-break/>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text:soft-page-break/>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text:soft-page-break/>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text:soft-page-break/>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text:soft-page-break/>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text:soft-page-break/>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text:soft-page-break/></text:p>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text:soft-page-break/>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22T11:00:55</dc:date>
    <meta:editing-duration>PT8M52S</meta:editing-duration>
    <meta:editing-cycles>8</meta:editing-cycles>
    <meta:generator>LibreOffice/3.5$Linux_X86_64 LibreOffice_project/350m1$Build-2</meta:generator>
    <dc:creator>illanesf </dc:creator>
    <meta:document-statistic meta:table-count="0" meta:image-count="0" meta:object-count="0" meta:page-count="127" meta:paragraph-count="4765" meta:word-count="53260" meta:character-count="314909" meta:non-whitespace-character-count="266048"/>
  </office:meta>
</office:document-meta>
</file>